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d5876" officeooo:paragraph-rsid="000d5876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d5876" officeooo:paragraph-rsid="000d5876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d5876" officeooo:paragraph-rsid="000d587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0pt" officeooo:rsid="000d5876" officeooo:paragraph-rsid="000d5876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ffic</text:p>
      <text:p text:style-name="P1"/>
      <text:p text:style-name="P2">Лейтенант, именно сейчас понадобятся все ваши навыки из школы КГБ. Перед вами американский КПП с постовым, который должен принять вас за своего. У нас есть запись&lt;ссылка&gt; подслушанного разговора на проходной, отвечать нужно быстро и четко. К выполнению задания приступить!</text:p>
      <text:p text:style-name="P2"/>
      <text:p text:style-name="P2"/>
      <text:p text:style-name="P3">Решение:</text:p>
      <text:p text:style-name="P3"/>
      <text:p text:style-name="P2">По трафику изучаем протокол общения:</text:p>
      <text:p text:style-name="P2"/>
      <text:p text:style-name="P4">Server: "Stay on your place! What's your name?"</text:p>
      <text:p text:style-name="P4"></text:p>
      <text:p text:style-name="P4">Client: "John Smith"</text:p>
      <text:p text:style-name="P4"></text:p>
      <text:p text:style-name="P4">Server: "Okay, John, solve the simple task: X + Y = ?"</text:p>
      <text:p text:style-name="P4"></text:p>
      <text:p text:style-name="P4">Client: "X+Y"</text:p>
      <text:p text:style-name="P4"></text:p>
      <text:p text:style-name="P4">Server: "We almost here... Now tell me the keyword"</text:p>
      <text:p text:style-name="P4"></text:p>
      <text:p text:style-name="P4">Client: "USSR IS SO GULAG"</text:p>
      <text:p text:style-name="P4"></text:p>
      <text:p text:style-name="P4">Server: "Correct, you can pass! The key is &lt;flag&gt;"</text:p>
      <text:p text:style-name="P2"/>
      <text:p text:style-name="P2">И просто повторяем его, складывая 2 числа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1:39:54.825341683</meta:creation-date>
    <meta:generator>LibreOffice/4.2.8.2$Linux_X86_64 LibreOffice_project/420m0$Build-2</meta:generator>
    <dc:date>2015-09-07T21:46:58.496518305</dc:date>
    <meta:editing-duration>P0D</meta:editing-duration>
    <meta:editing-cycles>1</meta:editing-cycles>
    <meta:document-statistic meta:table-count="0" meta:image-count="0" meta:object-count="0" meta:page-count="1" meta:paragraph-count="18" meta:word-count="101" meta:character-count="637" meta:non-whitespace-character-count="536"/>
  </office:meta>
</office:document-meta>
</file>